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400000074880BCCF2572B2BC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roid Sans Fallback"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text-properties style:font-name="Purisa" fo:font-size="8pt" style:font-size-asian="8pt" style:font-size-complex="8pt"/>
    </style:style>
    <style:style style:name="P3" style:family="paragraph" style:parent-style-name="Table_20_Contents">
      <style:paragraph-properties fo:text-align="center" style:justify-single-word="false"/>
      <style:text-properties style:font-name="Purisa" fo:font-size="8pt" style:font-size-asian="8pt" style:font-size-complex="8pt"/>
    </style:style>
    <style:style style:name="P4" style:family="paragraph" style:parent-style-name="Table_20_Contents">
      <style:paragraph-properties fo:text-align="start" style:justify-single-word="false"/>
      <style:text-properties fo:font-size="8pt" style:font-size-asian="8pt" style:font-size-complex="8pt"/>
    </style:style>
    <style:style style:name="P5" style:family="paragraph" style:parent-style-name="Text_20_body">
      <style:paragraph-properties fo:margin-left="-0.0244in" fo:margin-right="-0.478in" fo:text-align="center" style:justify-single-word="false" fo:text-indent="0in" style:auto-text-indent="false"/>
    </style:style>
    <style:style style:name="P6" style:family="paragraph" style:parent-style-name="Standard">
      <style:text-properties style:font-name="Purisa" fo:font-size="8pt" fo:language="de" fo:country="DE" officeooo:rsid="001c71e9" officeooo:paragraph-rsid="00699d96" style:font-size-asian="8pt" style:font-size-complex="8pt"/>
    </style:style>
    <style:style style:name="P7" style:family="paragraph" style:parent-style-name="Standard">
      <style:text-properties style:font-name="Purisa" fo:font-size="8pt" fo:language="de" fo:country="DE" officeooo:rsid="001dd9b2" officeooo:paragraph-rsid="00699d96" style:font-size-asian="8pt" style:font-size-complex="8pt"/>
    </style:style>
    <style:style style:name="P8" style:family="paragraph" style:parent-style-name="Standard">
      <style:text-properties style:font-name="Purisa" fo:font-size="8pt" fo:language="de" fo:country="DE" officeooo:rsid="001f6ed6" officeooo:paragraph-rsid="00699d96" style:font-size-asian="8pt" style:font-size-complex="8pt"/>
    </style:style>
    <style:style style:name="P9" style:family="paragraph" style:parent-style-name="Standard">
      <style:text-properties style:font-name="Purisa" fo:font-size="8pt" fo:language="de" fo:country="DE" officeooo:rsid="0022507a" officeooo:paragraph-rsid="00699d96" style:font-size-asian="8pt" style:font-size-complex="8pt"/>
    </style:style>
    <style:style style:name="P10" style:family="paragraph" style:parent-style-name="Standard">
      <style:text-properties style:font-name="Purisa" fo:font-size="8pt" fo:language="de" fo:country="DE" style:text-underline-style="solid" style:text-underline-width="auto" style:text-underline-color="font-color" officeooo:rsid="001c71e9" officeooo:paragraph-rsid="00699d96" style:font-size-asian="8pt" style:font-size-complex="8pt"/>
    </style:style>
    <style:style style:name="P11" style:family="paragraph" style:parent-style-name="Standard">
      <style:text-properties style:font-name="Purisa" fo:font-size="8pt" fo:language="de" fo:country="DE" style:text-underline-style="solid" style:text-underline-width="auto" style:text-underline-color="font-color" officeooo:rsid="0022507a" officeooo:paragraph-rsid="00699d96" style:font-size-asian="8pt" style:font-size-complex="8pt"/>
    </style:style>
    <style:style style:name="P12" style:family="paragraph" style:parent-style-name="Standard">
      <style:text-properties style:font-name="Purisa" fo:font-size="8pt" fo:language="de" fo:country="DE" style:text-underline-style="solid" style:text-underline-width="auto" style:text-underline-color="font-color" officeooo:rsid="001f6ed6" officeooo:paragraph-rsid="007b959d" style:font-size-asian="8pt" style:font-size-complex="8pt"/>
    </style:style>
    <style:style style:name="P13" style:family="paragraph" style:parent-style-name="Standard">
      <style:text-properties style:font-name="Purisa" fo:font-size="8pt" fo:language="de" fo:country="DE" style:text-underline-style="none" fo:font-weight="normal" officeooo:rsid="002f12dd" officeooo:paragraph-rsid="00699d96" style:font-size-asian="8pt" style:font-weight-asian="normal" style:font-size-complex="8pt" style:font-weight-complex="normal"/>
    </style:style>
    <style:style style:name="P14" style:family="paragraph" style:parent-style-name="Standard">
      <style:text-properties style:font-name="Purisa" fo:font-size="8pt" fo:language="de" fo:country="DE" style:text-underline-style="none" officeooo:rsid="007b959d" officeooo:paragraph-rsid="007b959d" style:font-size-asian="8pt" style:font-size-complex="8pt"/>
    </style:style>
    <style:style style:name="P15" style:family="paragraph" style:parent-style-name="Standard">
      <style:text-properties style:font-name="Purisa" fo:font-size="8pt" fo:language="de" fo:country="DE" style:text-underline-style="none" officeooo:rsid="007b959d" officeooo:paragraph-rsid="00699d96" style:font-size-asian="8pt" style:font-size-complex="8pt"/>
    </style:style>
    <style:style style:name="P16" style:family="paragraph" style:parent-style-name="Standard">
      <style:text-properties style:font-name="Purisa" fo:font-size="8pt" style:text-underline-style="solid" style:text-underline-width="auto" style:text-underline-color="font-color" officeooo:paragraph-rsid="00699d96" style:font-size-asian="8pt" style:font-size-complex="8pt"/>
    </style:style>
    <style:style style:name="P17" style:family="paragraph" style:parent-style-name="Standard">
      <style:text-properties officeooo:paragraph-rsid="00699d96"/>
    </style:style>
    <style:style style:name="P18" style:family="paragraph" style:parent-style-name="Text_20_body">
      <style:text-properties style:font-name="Purisa" fo:font-size="8pt" style:font-size-asian="8pt" style:font-size-complex="8pt"/>
    </style:style>
    <style:style style:name="P19" style:family="paragraph" style:parent-style-name="Text_20_body">
      <style:text-properties fo:color="#000000" style:font-name="Purisa" fo:font-size="8pt" officeooo:rsid="006d25a7" style:font-size-asian="8pt" style:font-size-complex="8pt"/>
    </style:style>
    <style:style style:name="P20" style:family="paragraph" style:parent-style-name="Text_20_body" style:list-style-name="L1">
      <style:text-properties style:font-name="Purisa" fo:font-size="8pt" style:font-size-asian="8pt" style:font-size-complex="8pt"/>
    </style:style>
    <style:style style:name="P21" style:family="paragraph" style:parent-style-name="Text_20_body" style:list-style-name="L2">
      <style:text-properties style:font-name="Purisa" fo:font-size="8pt" style:font-size-asian="8pt" style:font-size-complex="8pt"/>
    </style:style>
    <style:style style:name="P22" style:family="paragraph" style:parent-style-name="Heading_20_1">
      <style:text-properties fo:font-size="14pt" officeooo:rsid="006b4657" officeooo:paragraph-rsid="006b4657" style:font-size-asian="14pt" style:font-size-complex="14pt"/>
    </style:style>
    <style:style style:name="P23" style:family="paragraph" style:parent-style-name="Heading_20_1">
      <style:paragraph-properties fo:break-before="page"/>
      <style:text-properties style:font-name="Purisa" fo:font-size="12pt" officeooo:rsid="006b4657" officeooo:paragraph-rsid="006b4657" style:font-size-asian="10.5pt" style:font-size-complex="12pt"/>
    </style:style>
    <style:style style:name="P24" style:family="paragraph" style:parent-style-name="Standard" style:list-style-name="L3">
      <style:text-properties style:font-name="Purisa" fo:font-size="8pt" fo:language="de" fo:country="DE" officeooo:rsid="001c71e9" officeooo:paragraph-rsid="00699d96" style:font-size-asian="8pt" style:font-size-complex="8pt"/>
    </style:style>
    <style:style style:name="P25" style:family="paragraph" style:parent-style-name="Standard" style:list-style-name="L5">
      <style:text-properties style:font-name="Purisa" fo:font-size="8pt" fo:language="de" fo:country="DE" officeooo:rsid="001c71e9" officeooo:paragraph-rsid="00699d96" style:font-size-asian="8pt" style:font-size-complex="8pt"/>
    </style:style>
    <style:style style:name="P26" style:family="paragraph" style:parent-style-name="Standard" style:list-style-name="L3">
      <style:text-properties style:font-name="Purisa" fo:font-size="8pt" fo:language="de" fo:country="DE" officeooo:rsid="0022ff4b" officeooo:paragraph-rsid="00699d96" style:font-size-asian="8pt" style:font-size-complex="8pt"/>
    </style:style>
    <style:style style:name="P27" style:family="paragraph" style:parent-style-name="Standard" style:list-style-name="L5">
      <style:text-properties style:font-name="Purisa" fo:font-size="8pt" fo:language="de" fo:country="DE" officeooo:rsid="0080c77b" officeooo:paragraph-rsid="0080c77b" style:font-size-asian="8pt" style:font-size-complex="8pt"/>
    </style:style>
    <style:style style:name="P28" style:family="paragraph" style:parent-style-name="Standard" style:list-style-name="L4">
      <style:text-properties style:font-name="Purisa" fo:font-size="8pt" fo:language="de" fo:country="DE" style:text-underline-style="none" officeooo:rsid="007b959d" officeooo:paragraph-rsid="007b959d" style:font-size-asian="8pt" style:font-size-complex="8pt"/>
    </style:style>
    <style:style style:name="P29" style:family="paragraph" style:parent-style-name="Standard" style:list-style-name="L4">
      <style:text-properties style:font-name="Purisa" fo:font-size="8pt" fo:language="de" fo:country="DE" style:text-underline-style="none" officeooo:rsid="007f17a2" officeooo:paragraph-rsid="007f17a2" style:font-size-asian="8pt" style:font-size-complex="8pt"/>
    </style:style>
    <style:style style:name="P30" style:family="paragraph" style:parent-style-name="Standard" style:list-style-name="L3">
      <style:text-properties style:font-name="Purisa" fo:font-size="8pt" officeooo:paragraph-rsid="00699d96" style:font-size-asian="8pt" style:font-size-complex="8pt"/>
    </style:style>
    <style:style style:name="P31" style:family="paragraph" style:parent-style-name="Standard" style:list-style-name="L3">
      <style:text-properties style:font-name="Purisa" fo:font-size="8pt" officeooo:rsid="001c71e9" officeooo:paragraph-rsid="00699d96" style:font-size-asian="8pt" style:font-size-complex="8pt"/>
    </style:style>
    <style:style style:name="P32" style:family="paragraph" style:parent-style-name="Standard" style:list-style-name="L3">
      <style:text-properties style:font-name="Purisa" fo:font-size="8pt" officeooo:rsid="001dd9b2" officeooo:paragraph-rsid="00699d96" style:font-size-asian="8pt" style:font-size-complex="8pt"/>
    </style:style>
    <style:style style:name="P33" style:family="paragraph" style:parent-style-name="Standard" style:list-style-name="L4">
      <style:text-properties style:font-name="Purisa" fo:font-size="8pt" officeooo:rsid="007b959d" officeooo:paragraph-rsid="007b959d" style:font-size-asian="8pt" style:font-size-complex="8pt"/>
    </style:style>
    <style:style style:name="P34" style:family="paragraph" style:parent-style-name="Standard" style:list-style-name="L4">
      <style:text-properties style:font-name="Purisa" fo:font-size="8pt" officeooo:rsid="007b959d" officeooo:paragraph-rsid="007f17a2" style:font-size-asian="8pt" style:font-size-complex="8pt"/>
    </style:style>
    <style:style style:name="P35" style:family="paragraph" style:parent-style-name="Standard" style:list-style-name="L3">
      <style:text-properties style:font-name="Purisa" fo:font-size="8pt" officeooo:rsid="001e499c" officeooo:paragraph-rsid="00699d96" style:font-size-asian="8pt" style:font-size-complex="8pt"/>
    </style:style>
    <style:style style:name="P36" style:family="paragraph" style:parent-style-name="Standard" style:list-style-name="L3">
      <style:text-properties style:font-name="Purisa" fo:font-size="8pt" officeooo:rsid="001f6ed6" officeooo:paragraph-rsid="00699d96" style:font-size-asian="8pt" style:font-size-complex="8pt"/>
    </style:style>
    <style:style style:name="T1" style:family="text">
      <style:text-properties officeooo:rsid="00700ea7"/>
    </style:style>
    <style:style style:name="T2" style:family="text">
      <style:text-properties officeooo:rsid="007555e4"/>
    </style:style>
    <style:style style:name="T3" style:family="text">
      <style:text-properties fo:language="de" fo:country="DE"/>
    </style:style>
    <style:style style:name="T4" style:family="text">
      <style:text-properties fo:language="de" fo:country="DE" officeooo:rsid="001c71e9"/>
    </style:style>
    <style:style style:name="T5" style:family="text">
      <style:text-properties fo:language="de" fo:country="DE" officeooo:rsid="0022507a"/>
    </style:style>
    <style:style style:name="T6" style:family="text">
      <style:text-properties fo:language="de" fo:country="DE" officeooo:rsid="00288054"/>
    </style:style>
    <style:style style:name="T7" style:family="text">
      <style:text-properties fo:language="de" fo:country="DE" officeooo:rsid="0022ff4b"/>
    </style:style>
    <style:style style:name="T8" style:family="text">
      <style:text-properties fo:language="de" fo:country="DE" officeooo:rsid="002c0bc1"/>
    </style:style>
    <style:style style:name="T9" style:family="text">
      <style:text-properties fo:language="de" fo:country="DE" officeooo:rsid="002b7e35"/>
    </style:style>
    <style:style style:name="T10" style:family="text">
      <style:text-properties fo:language="de" fo:country="DE" officeooo:rsid="001dd9b2"/>
    </style:style>
    <style:style style:name="T11" style:family="text">
      <style:text-properties fo:language="de" fo:country="DE" officeooo:rsid="002c88bc"/>
    </style:style>
    <style:style style:name="T12" style:family="text">
      <style:text-properties fo:language="de" fo:country="DE" officeooo:rsid="0026e551"/>
    </style:style>
    <style:style style:name="T13" style:family="text">
      <style:text-properties fo:language="de" fo:country="DE" officeooo:rsid="001f6ed6"/>
    </style:style>
    <style:style style:name="T14" style:family="text">
      <style:text-properties fo:language="de" fo:country="DE" style:text-underline-style="none"/>
    </style:style>
    <style:style style:name="T15" style:family="text">
      <style:text-properties fo:language="de" fo:country="DE" style:text-underline-style="none" officeooo:rsid="007d3f78"/>
    </style:style>
    <style:style style:name="T16" style:family="text">
      <style:text-properties fo:language="de" fo:country="DE" style:text-underline-style="none" officeooo:rsid="007f17a2"/>
    </style:style>
    <style:style style:name="T17" style:family="text">
      <style:text-properties fo:language="de" fo:country="DE" officeooo:rsid="007f17a2"/>
    </style:style>
    <style:style style:name="T18" style:family="text">
      <style:text-properties fo:language="de" fo:country="DE" officeooo:rsid="0080c77b"/>
    </style:style>
    <style:style style:name="T19" style:family="text">
      <style:text-properties style:font-name="Purisa" fo:font-size="8pt" fo:language="de" fo:country="DE" officeooo:rsid="001c71e9" style:font-size-asian="8pt" style:font-size-complex="8pt"/>
    </style:style>
    <style:style style:name="T20" style:family="text">
      <style:text-properties style:font-name="Purisa" fo:font-size="8pt" fo:language="de" fo:country="DE" officeooo:rsid="0022507a" style:font-size-asian="8pt" style:font-size-complex="8pt"/>
    </style:style>
    <style:style style:name="T21" style:family="text">
      <style:text-properties style:font-name="Purisa" fo:font-size="8pt" fo:language="de" fo:country="DE" officeooo:rsid="00288054" style:font-size-asian="8pt" style:font-size-complex="8pt"/>
    </style:style>
    <style:style style:name="T22" style:family="text">
      <style:text-properties style:font-name="Purisa" fo:font-size="8pt" style:font-size-asian="8pt" style:font-size-complex="8pt"/>
    </style:style>
    <style:style style:name="T23" style:family="text">
      <style:text-properties style:font-name="Purisa" fo:font-size="8pt" officeooo:rsid="006b4657" style:font-size-asian="8pt" style:font-size-complex="8pt"/>
    </style:style>
    <style:style style:name="T24" style:family="text">
      <style:text-properties style:font-name="Purisa" fo:font-size="8pt" officeooo:rsid="006d25a7" style:font-size-asian="8pt" style:font-size-complex="8pt"/>
    </style:style>
    <style:style style:name="T25" style:family="text">
      <style:text-properties style:font-name="Purisa" fo:font-size="8pt" officeooo:rsid="00784c19" style:font-size-asian="8pt" style:font-size-complex="8pt"/>
    </style:style>
    <style:style style:name="T26" style:family="text">
      <style:text-properties style:font-name="Purisa" fo:language="de" fo:country="DE"/>
    </style:style>
    <style:style style:name="T27" style:family="text">
      <style:text-properties style:font-name="Purisa" fo:language="de" fo:country="DE" officeooo:rsid="001c71e9"/>
    </style:style>
    <style:style style:name="T28" style:family="text">
      <style:text-properties officeooo:rsid="006b4657"/>
    </style:style>
    <style:style style:name="T29" style:family="text">
      <style:text-properties officeooo:rsid="006d25a7"/>
    </style:style>
    <style:style style:name="T30" style:family="text">
      <style:text-properties fo:color="#000000" style:font-name="Purisa" fo:font-size="8pt" style:font-size-asian="8pt" style:font-size-complex="8pt"/>
    </style:style>
    <style:style style:name="T31" style:family="text">
      <style:text-properties fo:color="#000000" style:font-name="Purisa" fo:font-size="8pt" officeooo:rsid="006d25a7" style:font-size-asian="8pt" style:font-size-complex="8pt"/>
    </style:style>
    <style:style style:name="T32" style:family="text">
      <style:text-properties officeooo:rsid="00722741"/>
    </style:style>
    <style:style style:name="T33" style:family="text">
      <style:text-properties officeooo:rsid="00784c19"/>
    </style:style>
    <style:style style:name="T34" style:family="text">
      <style:text-properties fo:font-weight="normal" style:font-weight-asian="normal" style:font-weight-complex="normal"/>
    </style:style>
    <style:style style:name="T35" style:family="text">
      <style:text-properties officeooo:rsid="00790fb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27">A</text:span><text:span text:style-name="T26">bstract </text:span></text:h>
      <text:p text:style-name="Text_20_body"><text:line-break/><text:span text:style-name="T23">Das Programm hat die Aufgabe den Quelltext eines Mikrocontrollerprogramms nach Variablen zu durchsuchen um sie später über CCP messen zu können. Hierfür</text:span><text:span text:style-name="T22"> durchsucht </text:span><text:span text:style-name="T23">es</text:span><text:span text:style-name="T22"> alle Dateien </text:span><text:span text:style-name="T24">(z.B. *.c *.cpp *.</text:span><text:span text:style-name="T25">h</text:span><text:span text:style-name="T24"> )</text:span><text:span text:style-name="T22"> nach Variablen welche mit einem entsprechenden Tag deklariert wurden. Die gefundenen Variablen werden in eine XML Datei geschrieben. Diese XML Datei besitzt eine Struktur </text:span><text:span text:style-name="T24">die</text:span><text:span text:style-name="T22"> so aufgebaut ist, dass sie direkt von dem Progra</text:span><text:span text:style-name="T30">mm Labskaus gelesen werden kann. Die Quelltextdateien werden nach dem Schlüsselwort $C</text:span><text:span text:style-name="T31">C</text:span><text:span text:style-name="T30">P durchsucht. </text:span><text:span text:style-name="T31">Eine Variable kann auf die folgende Art und Weise markiert werden:</text:span></text:p>
      <text:p text:style-name="P19"/>
      <text:list xml:id="list356707012" text:style-name="L1">
        <text:list-header>
          <text:p text:style-name="P20"><text:span text:style-name="T34">Das Schlüsselwort steht in einem Kommentar in der selben Zeile der Variablendefinition. Ein Beispiel hierfür wäre: </text:span><text:line-break/><text:line-break/>volatile uint8_t u8_Gain_CH1; /*$CCP <text:span text:style-name="T28">min:0 max:600 unit:“mV“ des:“Spannung am Pin B4“</text:span>*/ </text:p>
          <text:p text:style-name="P20"/>
        </text:list-header>
      </text:list>
      <text:p text:style-name="P18">Wichtig ist bei diesen Kommentaren die Reihenfolge. <text:span text:style-name="T29">Die Schlüsselwörter</text:span> min: und max: müssen wenn sie verwendet werden immer vor der Beschreibung <text:span text:style-name="T33">(</text:span>des:<text:span text:style-name="T33">)</text:span> <text:span text:style-name="T32">und der Einheit (unit:) </text:span>stehen. Sollte diese missachtet werden, so kann es passieren dass ein Teil des Kommentar für den minimalen oder maximalen Wert verwendet wird. Weiterhin ist wichtig das als Trennung zur Nachkommastelle ein Punkt und nicht ein <text:span text:style-name="T29">Komma</text:span> verwendet wird. <text:span text:style-name="T32">Zusätzlich sollte beachtet werden das die Beschreibung und die Einheit in Hochkomma eingeschlossen werden müssen.</text:span> Das Programm kann in mit den folgenden Argumenten aufgerufen werden: </text:p>
      <text:list xml:id="list2053071286" text:style-name="L2">
        <text:list-item>
          <text:p text:style-name="P21"><text:span text:style-name="T29">S</text:span>tockente [vollständiger Pfad zur Quelltextdatei] [Name der zu speichernden Ergebnisdatei] </text:p>
        </text:list-item>
        <text:list-item>
          <text:p text:style-name="P21"><text:span text:style-name="T29">S</text:span>tockente -t [Name der zu speichernden Ergebnisdatei] -x [Mapdatei] -s [vollständiger Pfad zur Quelltextdatei(en)]<text:line-break/><text:line-break/>Hinweis: Hierbei können alle Arugmente durcheinander gewürfet werden wenn dabei die Regel berücksichtigt wird das jedes Argument mit der entsprechenden Option eingeleitet wírd. Somit sollte immer vor dem der Angabe der Zieldatei das Argument -t, vor der Angabe der Mapdatei ein -x und vor der zu untersuchenden Quelltextdateien ein -s stehen. <text:span text:style-name="T35">Wird keine Mapdatei mit angegeben beim Argumentenaufruf, so werden alle Adressen in der Kartei mit 0x0 beschrieben.</text:span></text:p>
        </text:list-item>
      </text:list>
      <text:p text:style-name="P6"/>
      <text:p text:style-name="P6"/>
      <text:p text:style-name="P6"/>
      <text:h text:style-name="P23" text:outline-level="1">Beschreibung</text:h>
      <text:p text:style-name="P17"><text:span text:style-name="T19">In einen ersten Schritt muss nach de</text:span><text:span text:style-name="T20">r Zeichenfolge (ZF)</text:span><text:span text:style-name="T19"> $CPP gesucht werden. Wird ein</text:span><text:span text:style-name="T20">e</text:span><text:span text:style-name="T19"> solche </text:span><text:span text:style-name="T20">ZF</text:span><text:span text:style-name="T19"> gefunden, so </text:span><text:span text:style-name="T20">wird davon ausgegangen das</text:span><text:span text:style-name="T21">s</text:span><text:span text:style-name="T20"> sich diese innerhalb eines Kommentars befinden und das die ZF benutzt wurde um eine CCP-Variable zu markieren. Im nächsten Schritt sollte </text:span><text:span text:style-name="T21">die</text:span><text:span text:style-name="T20"> </text:span><text:span text:style-name="T21">gesamte</text:span><text:span text:style-name="T20"> ZF identifiziert werden welche sowohl den <text:s/>Kommentar als auf die Definition der Variable enthält.</text:span><text:span text:style-name="T19"> </text:span></text:p>
      <text:p text:style-name="P6"/>
      <text:p text:style-name="P16"><text:span text:style-name="T7">Fall A: </text:span><text:span text:style-name="T6">Eine </text:span><text:span text:style-name="T4">Variable hat einen Kommentar in der gleiche Zeile aber nach der </text:span><text:span text:style-name="T5">Variablendefinition</text:span></text:p>
      <text:list xml:id="list1467955070" text:style-name="L3">
        <text:list-item>
          <text:list>
            <text:list-item>
              <text:list>
                <text:list-header>
                  <text:p text:style-name="P24"/>
                </text:list-header>
              </text:list>
            </text:list-item>
            <text:list-item>
              <text:p text:style-name="P30"><text:span text:style-name="T4">Dieser Fall kann gesucht werden indem erst kontrolliert wird </text:span><text:span text:style-name="T5">ob </text:span><text:span text:style-name="T4">es in der Zeile einen </text:span><text:span text:style-name="T6">vollständigen </text:span><text:span text:style-name="T4">Kommentar gibt </text:span><text:span text:style-name="T8">und ob es nur einen Kommentar gibt</text:span><text:span text:style-name="T4">. </text:span><text:span text:style-name="T6">Ein vollständiger Kommentar sollte in einer Zeile sowohl die Markierung für dessen Anfang </text:span><text:span text:style-name="T9">und</text:span><text:span text:style-name="T6"> Ende haben (Anfang: /* Ende: */). </text:span></text:p>
            </text:list-item>
            <text:list-item>
              <text:p text:style-name="P31"><text:span text:style-name="T6">Weiterhin sollte </text:span><text:span text:style-name="T10">kontrolliert werden ob </text:span><text:span text:style-name="T9">sich hinter dem Kommentar noch weitere druckbare Zeichen befinden</text:span><text:span text:style-name="T10">.</text:span></text:p>
            </text:list-item>
            <text:list-item>
              <text:p text:style-name="P32"><text:span text:style-name="T9">Zusätzlich muss kontrolliert</text:span><text:span text:style-name="T3"> werden, ob sich vor dem /* ein Semikolon befindet </text:span><text:span text:style-name="T11">und das sich nur ein Semikolon in der Zeile befindet</text:span><text:span text:style-name="T3">. Hiermit wäre bewiesen das in der entsprechenden Zeile ein</text:span><text:span text:style-name="T11">e einzelne</text:span><text:span text:style-name="T3"> Anweisung steht.</text:span></text:p>
            </text:list-item>
            <text:list-item>
              <text:p text:style-name="P26">Ab hier sollte eine Auswertung des Argumentes <text:span text:style-name="T29">und des Kommentars vorgenommen werden</text:span>. <text:span text:style-name="T29">Beide ZF werden extrahiert und einzeln Untersucht. </text:span></text:p>
            </text:list-item>
          </text:list>
        </text:list-item>
      </text:list>
      <text:p text:style-name="P7"/>
      <text:p text:style-name="P8"/>
      <text:p text:style-name="P12">Es folgt die Untersuchung des Kommentars</text:p>
      <text:list xml:id="list3272636394" text:style-name="L4">
        <text:list-header>
          <text:p text:style-name="P28"/>
          <text:list>
            <text:list-item>
              <text:p text:style-name="P28">Es wird nach der ZF min: oder max: gesucht jenachdem was man gerade finde möchte. Weiterhin wird überprüft ob auch die ZF des gefunden werden konnte. Die Zeichenposition des ersten Buchstabes von min: oder max: wird sich gemerkt und als Startposition für die weitere Suche verwendet.</text:p>
            </text:list-item>
            <text:list-item>
              <text:p text:style-name="P28">In einem zweiten Schritt wird von der Startposition aus nach der ersten Nummer oder Vorzeichen gesucht welches sich nach dem Buchstaben. Somit ist die Position bekannt wo der Wert für min oder max beginnt.</text:p>
            </text:list-item>
            <text:list-item>
              <text:p text:style-name="P33"><text:span text:style-name="T14">Hiernach wird die nächste </text:span><text:span text:style-name="T15">P</text:span><text:span text:style-name="T14">osit</text:span><text:span text:style-name="T16">i</text:span><text:span text:style-name="T14">on gesucht die weder einer Nummer oder dem Punkt entspricht. Diese Position bezeichnet den Endpunkt. Die ZF hierzwischen wird sublimiert und in eine Zahl umgewandelt. Das umwandeln in eine Zahl hat den Vorteil das mögliche Fehler wie .. direkt erkannt werden.</text:span></text:p>
            </text:list-item>
            <text:list-item>
              <text:p text:style-name="P28">Der gefundene Wert wird in die Kartei eingetragen vorausgesetzt er konnte in eine Zahl umgewandelt werden.</text:p>
              <text:p text:style-name="P28"/>
            </text:list-item>
          </text:list>
          <text:list>
            <text:list-item>
              <text:p text:style-name="P34"><text:span text:style-name="T14">E</text:span><text:span text:style-name="T16">s wird zusätzlich nach der ZF unit: oder des: gesucht, malwieder, je nach dem was man gerade finden möchte. </text:span><text:span text:style-name="T14">Die Zeichenposition des ersten Buchstabes von </text:span><text:span text:style-name="T16">unit</text:span><text:span text:style-name="T14"> oder </text:span><text:span text:style-name="T16">des</text:span><text:span text:style-name="T14">: wird sich gemerkt und als Startposition für die weitere Suche verwendet.</text:span></text:p>
            </text:list-item>
            <text:list-item>
              <text:p text:style-name="P29">Der eigentlich gesucht Kontext befindet sich einklemmt zwischen zwei Hochkomma weshalb erst die Position des ersten und anschließend die Position des zweiten gesucht wird. Der Text hier zwischen wird durch die ermittelten Positionen sublimiert und in die Kartei geschrieben. </text:p>
            </text:list-item>
          </text:list>
        </text:list-header>
      </text:list>
      <text:p text:style-name="P14"><text:tab/></text:p>
      <text:p text:style-name="P15"/>
      <text:p text:style-name="P6"/>
      <text:p text:style-name="P11">Untersuchen der Zeichenfolge des Argumentes</text:p>
      <text:p text:style-name="P9"/>
      <text:list xml:id="list222934174612705" text:continue-list="list1467955070" text:style-name="L3">
        <text:list-item>
          <text:list>
            <text:list-item text:start-value="1">
              <text:p text:style-name="P32"><text:span text:style-name="T3">D</text:span><text:span text:style-name="T5">ie Zeichenfolge</text:span><text:span text:style-name="T3"> </text:span><text:span text:style-name="T12">der Anweisung </text:span><text:span text:style-name="T3"><text:s/>sollte nun untersucht werden um die Eigenschaften der CCP </text:span><text:soft-page-break/><text:span text:style-name="T3">Variable zu finden. </text:span><text:span text:style-name="T12">Die Zeichenfolge beinhaltet kein Kommentar und endet mich einem Semikolon. </text:span><text:span text:style-name="T17">Dieses Semikolon wird auch bei der Analyse vom Programm gesucht. Wird es nicht gefunden oder werden zu viel gefunden wird die weitere Analyse abgebrochen.</text:span></text:p>
            </text:list-item>
            <text:list-item>
              <text:p text:style-name="P35"><text:span text:style-name="T3">Als nächstes sollte der Datentyp der Variable gefunden werden. Hier</text:span><text:span text:style-name="T4">für wird in der Anweisung nach den den folgenden Schlüsselw</text:span><text:span text:style-name="T18">ö</text:span><text:span text:style-name="T4">rtern gesucht (uint8_t, int8_t, </text:span><text:span text:style-name="T3">uint16_t, </text:span><text:span text:style-name="T13">float, </text:span><text:span text:style-name="T3"><text:s/>…).</text:span><text:span text:style-name="T18"> Sollte kein Datentyp gefunden werden oder jemand auf die Schnapsidee kommen zwei Datentypen in der Anweisung zu verstecken so wird aus Protest abgebrochen</text:span><text:span text:style-name="T13">. </text:span><text:span text:style-name="T18">Konnte der Datentyp erfolgreich identifiziert werden so wird dieser in die Kartei geschrieben.</text:span></text:p>
            </text:list-item>
            <text:list-item>
              <text:p text:style-name="P36"><text:span text:style-name="T4">D</text:span><text:span text:style-name="T3">er Name der Variable befindet sich direkt nach dem Datentypen. Wenn man den Text nach dem Datentypen und dem Ende der Anweisung kontrolliert kann es sein das man hierbei auf eine <text:s/>gleichzeitige Initialisierung stößt ( = Wert ;) oder das sich hierbei herausstellt das ein Feld (Array) definiert wurde. Um nur den Namen herauszufinden muss der Text nach dem Schlüsselwort bis zum nächsten =,[,Semikolon untersucht werden. </text:span><text:span text:style-name="T18">Wird ein Array gefunden also in der Anweisung eine [ so wird im Augenblick die Analyse abgebrochen (es würde zwar gehen aber mir ist noch nichts schlaues dazu eingefallen und selbst wenn müsste ich das dann auch noch programmieren und außerdem irgendwann ist auch mal Gut). Der gefundene Name wird in die Kartei geschrieben. </text:span></text:p>
            </text:list-item>
          </text:list>
        </text:list-item>
      </text:list>
      <text:p text:style-name="P8"/>
      <text:p text:style-name="P6"/>
      <text:p text:style-name="P10">Mögliche Verbesserungen:</text:p>
      <text:p text:style-name="P6"/>
      <text:p text:style-name="P6"/>
      <text:list xml:id="list3386497723" text:style-name="L5">
        <text:list-item>
          <text:p text:style-name="P25">Es kann auch nach $cpp gesucht werden es sollte in diesem Fall eine Warnung ausgegeben werden so das der Nutzer weiß das er eventuell eine Änderung an den Quelltextdateien vornehmen muss.</text:p>
        </text:list-item>
        <text:list-item>
          <text:p text:style-name="P27">Arrays aufnehmen ins Karteikonzept in Labskaus und in Stockente.</text:p>
        </text:list-item>
        <text:list-item>
          <text:p text:style-name="P27">Strukturen!?? Irgentwie vielleicht sogar Basistypen von Objekten die eventuell sogar Privat wäreen zerhauen???</text:p>
        </text:list-item>
        <text:list-item>
          <text:p text:style-name="P27">Blockkommentare über der Variablendefintion erlauben und auch hier die Infos rausquetschen. </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roid Sans Fallback"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6.5833in" fo:margin-left="0.0924in" table:align="left"/>
    </style:style>
    <style:style style:name="Tabelle1.A" style:family="table-column">
      <style:table-column-properties style:column-width="0.6639in"/>
    </style:style>
    <style:style style:name="Tabelle1.B" style:family="table-column">
      <style:table-column-properties style:column-width="5.2236in"/>
    </style:style>
    <style:style style:name="Tabelle1.C" style:family="table-column">
      <style:table-column-properties style:column-width="0.6958in"/>
    </style:style>
    <style:style style:name="Tabelle1.1" style:family="table-row">
      <style:table-row-properties style:min-row-height="0.2521in"/>
    </style:style>
    <style:style style:name="Tabelle1.A1" style:family="table-cell">
      <style:table-cell-properties fo:padding="0.0382in" fo:border-left="1pt ridge #000000" fo:border-right="1pt ridge #000000" fo:border-top="1pt ridge #000000" fo:border-bottom="none"/>
    </style:style>
    <style:style style:name="Tabelle1.B1" style:family="table-cell">
      <style:table-cell-properties fo:padding="0.0382in" fo:border-left="1pt ridge #000000" fo:border-right="none" fo:border-top="1pt ridge #000000" fo:border-bottom="1pt ridge #000000"/>
    </style:style>
    <style:style style:name="Tabelle1.2" style:family="table-row">
      <style:table-row-properties style:min-row-height="0.0396in"/>
    </style:style>
    <style:style style:name="Tabelle1.A2" style:family="table-cell">
      <style:table-cell-properties fo:padding="0.0382in" fo:border-left="1pt ridge #000000" fo:border-right="1pt ridge #000000" fo:border-top="none" fo:border-bottom="1pt ridge #000000"/>
    </style:style>
    <style:style style:name="Tabelle1.B2" style:family="table-cell">
      <style:table-cell-properties fo:padding="0.0382in" fo:border-left="1pt ridge #000000" fo:border-right="none" fo:border-top="none" fo:border-bottom="1pt ridge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start" style:justify-single-word="false"/>
      <style:text-properties style:font-name="Purisa" fo:font-size="8pt" style:font-size-asian="8pt" style:font-size-complex="8pt"/>
    </style:style>
    <style:style style:name="MP3" style:family="paragraph" style:parent-style-name="Table_20_Contents">
      <style:paragraph-properties fo:text-align="start"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style:font-name="Purisa" fo:font-size="8pt" style:font-size-asian="8pt" style:font-size-complex="8pt"/>
    </style:style>
    <style:style style:name="MP5" style:family="paragraph" style:parent-style-name="Text_20_body">
      <style:paragraph-properties fo:margin-left="-0.0244in" fo:margin-right="-0.478in" fo:text-align="center" style:justify-single-word="false" fo:text-indent="0in" style:auto-text-indent="false"/>
    </style:style>
    <style:style style:name="MT1" style:family="text">
      <style:text-properties officeooo:rsid="00700ea7"/>
    </style:style>
    <style:style style:name="MT2" style:family="text">
      <style:text-properties officeooo:rsid="007555e4"/>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21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8335in" fo:margin-left="0in" fo:margin-right="0in" fo:margin-top="0.1965in"/>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MP1"><draw:frame draw:style-name="Mfr1" draw:name="Bild1" text:anchor-type="paragraph" svg:width="0.5374in" svg:height="0.4744in" draw:z-index="2"><draw:image xlink:href="Pictures/10000000000008400000074880BCCF2572B2BC87.jpg" xlink:type="simple" xlink:show="embed" xlink:actuate="onLoad"/></draw:frame></text:p>
            </table:table-cell>
            <table:table-cell table:style-name="Tabelle1.B1" office:value-type="string">
              <text:p text:style-name="MP2">Dokument: <text:span text:style-name="MT1">Stockente</text:span></text:p>
            </table:table-cell>
            <table:table-cell table:style-name="Tabelle1.A1" office:value-type="string">
              <text:p text:style-name="MP3">Seite</text:p>
            </table:table-cell>
          </table:table-row>
          <table:table-row table:style-name="Tabelle1.2">
            <table:table-cell table:style-name="Tabelle1.A2" office:value-type="string">
              <text:p text:style-name="MP1"/>
            </table:table-cell>
            <table:table-cell table:style-name="Tabelle1.B2" office:value-type="string">
              <text:p text:style-name="MP2">Version: <text:span text:style-name="MT2">Nur bei einem Release verfügbar (Arbeitsstand)</text:span></text:p>
            </table:table-cell>
            <table:table-cell table:style-name="Tabelle1.A2" office:value-type="string">
              <text:p text:style-name="MP4">-<text:page-number text:select-page="current">3</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meta:initial-creator>
    <meta:creation-date>2015-08-27T22:28:16</meta:creation-date>
    <dc:date>2017-09-11T22:21:50.530124458</dc:date>
    <meta:editing-duration>P5DT1H1M2S</meta:editing-duration>
    <meta:editing-cycles>82</meta:editing-cycles>
    <meta:generator>LibreOffice/5.4.0.3$Linux_X86_64 LibreOffice_project/40m0$Build-3</meta:generator>
    <meta:document-statistic meta:table-count="1" meta:image-count="1" meta:object-count="0" meta:page-count="3" meta:paragraph-count="34" meta:word-count="1041" meta:character-count="6907" meta:non-whitespace-character-count="5899"/>
  </office:meta>
</office:document-meta>
</file>